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.8cm" svg:x="2.9cm" svg:y="3.3cm">
          <text:p text:style-name="P1"><text:span text:style-name="T1">I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4.9cm" svg:y="3.3cm">
          <text:p text:style-name="P1"><text:span text:style-name="T1">Q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6.9cm" svg:y="3.3cm">
          <text:p text:style-name="P1"><text:span text:style-name="T1">I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8.9cm" svg:y="3.3cm">
          <text:p text:style-name="P1"><text:span text:style-name="T1">Q</text:span></text:p>
          <text:p text:style-name="P1"><text:span text:style-name="T2">8 B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8cm" svg:x="10.9cm" svg:y="3.3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20:44:14.381884313</meta:creation-date>
    <dc:date>2017-03-14T23:15:23.599382080</dc:date>
    <meta:editing-duration>PT2H13M12S</meta:editing-duration>
    <meta:editing-cycles>2</meta:editing-cycles>
    <meta:generator>LibreOffice/5.3.0.3$Linux_X86_64 LibreOffice_project/30m0$Build-3</meta:generator>
    <meta:document-statistic meta:object-count="5"/>
  </office:meta>
</office:document-meta>
</file>